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50" officeooo:paragraph-rsid="00087d50"/>
    </style:style>
    <style:style style:name="P2" style:family="paragraph" style:parent-style-name="Standard">
      <style:text-properties fo:color="#000000" fo:font-weight="normal" officeooo:rsid="00087d50" officeooo:paragraph-rsid="00087d50" style:font-weight-asian="normal" style:font-weight-complex="normal"/>
    </style:style>
    <style:style style:name="P3" style:family="paragraph" style:parent-style-name="Standard">
      <style:text-properties fo:color="#ff3333" fo:font-weight="bold" officeooo:rsid="00087d50" officeooo:paragraph-rsid="00087d50" style:font-weight-asian="bold" style:font-weight-complex="bold"/>
    </style:style>
    <style:style style:name="P4" style:family="paragraph" style:parent-style-name="Standard">
      <style:text-properties officeooo:rsid="00087d50" officeooo:paragraph-rsid="00088fb5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officeooo:rsid="00088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Órden del día 15 de marzo de 2018</text:p>
      <text:p text:style-name="P1"/>
      <text:p text:style-name="P1"><text:tab/>Retrospectiva sprint 1: evaluar cambios indicados por el cliente</text:p>
      <text:p text:style-name="P1"><text:tab/>Planificación sprint 2</text:p>
      <text:p text:style-name="P1"/>
      <text:p text:style-name="P1"/>
      <text:p text:style-name="P4"/>
      <text:p text:style-name="P4">Órden del día 20 de marzo de 2018</text:p>
      <text:p text:style-name="P4"/>
      <text:p text:style-name="P4"><text:tab/><text:span text:style-name="T1">FALTA JEFE PROYECTO</text:span></text:p>
      <text:p text:style-name="P4"><text:span text:style-name="T1"><text:tab/></text:span><text:span text:style-name="T2">¿Pasar tareas a Slack?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Órden del día 2<text:span text:style-name="T3">2</text:span> de marzo de 2018</text:p>
      <text:p text:style-name="P4"/>
      <text:p text:style-name="P4"><text:tab/><text:span text:style-name="T1">FALTA JEFE PROYECTO</text:span></text:p>
      <text:p text:style-name="P4"><text:span text:style-name="T1"><text:tab/></text:span><text:span text:style-name="T2">¿Pasar tareas a Slack?</text:span></text:p>
      <text:p text:style-name="P2"><text:tab/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11.350701391</meta:creation-date>
    <dc:date>2018-03-22T18:21:54.745592802</dc:date>
    <meta:editing-duration>PT6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0" meta:character-count="274" meta:non-whitespace-character-count="226"/>
  </office:meta>
</office:document-meta>
</file>